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35700003CE1734C9A34.svm"/>
  <manifest:file-entry manifest:media-type="" manifest:full-path="Pictures/2000000700007322000041A2581E6832.svm"/>
  <manifest:file-entry manifest:media-type="" manifest:full-path="Pictures/200000070000735700003C0DE354C13E.svm"/>
  <manifest:file-entry manifest:media-type="" manifest:full-path="Pictures/20000007000066A200000EC90A08E856.svm"/>
  <manifest:file-entry manifest:media-type="" manifest:full-path="Pictures/200000070000732200003EBD6660A924.svm"/>
  <manifest:file-entry manifest:media-type="" manifest:full-path="Pictures/20000007000073F600003D169DA53E1F.svm"/>
  <manifest:file-entry manifest:media-type="" manifest:full-path="Pictures/200000070000645C0000064FBB62BB5C.svm"/>
  <manifest:file-entry manifest:media-type="" manifest:full-path="Pictures/200000070000735700003CAC42FF529A.svm"/>
  <manifest:file-entry manifest:media-type="" manifest:full-path="Pictures/20000007000072ED0000413896D5D56C.svm"/>
  <manifest:file-entry manifest:media-type="" manifest:full-path="Pictures/200000070000737200004103BD6AC95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gency FB" svg:font-family="'Agency FB'" style:font-family-generic="swiss" style:font-pitch="variable"/>
    <style:font-face style:name="Agency FB1" svg:font-family="'Agency FB'" style:font-adornments="Normal"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paragraph-properties fo:text-align="justify" style:justify-single-word="false"/>
      <style:text-properties style:font-name="Times New Roman" fo:font-size="18pt" style:font-size-asian="18pt" style:font-size-complex="18pt"/>
    </style:style>
    <style:style style:name="P6"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weight="bold" style:font-weight-asian="bold" style:font-weight-complex="bold"/>
    </style:style>
    <style:style style:name="P8"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fo:break-before="page"/>
      <style:text-properties fo:font-size="18pt" fo:font-weight="bold" style:font-size-asian="18pt" style:font-weight-asian="bold" style:font-size-complex="18pt" style:font-weight-complex="bold"/>
    </style:style>
    <style:style style:name="P12" style:family="paragraph" style:parent-style-name="Standard">
      <style:paragraph-properties fo:text-align="justify" style:justify-single-word="false" fo:break-before="page"/>
      <style:text-properties fo:font-size="15pt" fo:font-weight="bold" style:font-size-asian="15pt" style:font-weight-asian="bold" style:font-size-complex="15pt" style:font-weight-complex="bold"/>
    </style:style>
    <style:style style:name="P13" style:family="paragraph" style:parent-style-name="Footer">
      <style:paragraph-properties fo:text-align="end" style:justify-single-word="false"/>
    </style:style>
    <style:style style:name="P14" style:family="paragraph" style:parent-style-name="Contents_20_1">
      <style:paragraph-properties>
        <style:tab-stops>
          <style:tab-stop style:position="16.999cm" style:type="right" style:leader-style="dotted" style:leader-text="."/>
        </style:tab-stops>
      </style:paragraph-properties>
      <style:text-properties style:font-name="Times New Roman"/>
    </style:style>
    <style:style style:name="T1"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DOCUMENTACIÓN</text:p>
      <text:p text:style-name="P9"/>
      <text:p text:style-name="P9">PRÁCTICA DE BOOTSTRAP</text:p>
      <text:p text:style-name="P9"/>
      <text:p text:style-name="P9">ALBERTO RUS BARBA</text:p>
      <text:p text:style-name="P9"/>
      <text:p text:style-name="P9">2º DAW</text:p>
      <text:p text:style-name="P9"/>
      <text:p text:style-name="P9">DISEÑO DE INTERFACES WEB</text:p>
      <text:p text:style-name="P9"/>
      <text:p text:style-name="P9">CPIFP LOS ENLACES</text:p>
      <text:p text:style-name="P9"/>
      <text:p text:style-name="P10"/>
      <text:p text:style-name="P11">INDICE:</text:p>
      <text:p text:style-name="P5"/>
      <text:p text:style-name="P14">Tema <text:tab/>3</text:p>
      <text:p text:style-name="P14">Generador <text:tab/>3</text:p>
      <text:p text:style-name="P14">Estructura de la web <text:tab/>3</text:p>
      <text:p text:style-name="P14">Diseño<text:tab/>4</text:p>
      <text:p text:style-name="P14">Estilos <text:tab/>4</text:p>
      <text:p text:style-name="P14">Optimización de recursos <text:tab/>4</text:p>
      <text:p text:style-name="P14">Gestión del proyecto <text:tab/>5</text:p>
      <text:p text:style-name="P14">Bibliografía <text:tab/>6</text:p>
      <text:p text:style-name="P14"/>
      <text:p text:style-name="P6"/>
      <text:p text:style-name="P7"/>
      <text:p text:style-name="P12">1. Tema:</text:p>
      <text:p text:style-name="P1"/>
      <text:p text:style-name="P1">El tema elegido para la web fue el videojuego Final Fantasy VII Remake, juego que está siendo desarrollado por Square Enix basándose en el original de 1997. La web está propuesta como una web no oficial con el propósito de informar de las noticias y contenido publicado durante el desarrollo del juego.</text:p>
      <text:p text:style-name="P1"><text:span text:style-name="T1"/></text:p>
      <text:p text:style-name="P1"><text:span text:style-name="T1">2. Generador:</text:span></text:p>
      <text:p text:style-name="P1"/>
      <text:p text:style-name="P1">Para crear la estructura del proyecto se ha usado el generador Arianne de Yeoman.</text:p>
      <text:p text:style-name="P1"/>
      <text:p text:style-name="P8">3. Estructura de la web:</text:p>
      <text:p text:style-name="P1"/>
      <text:p text:style-name="P1">La web se divide en 4 páginas distintas: inicio, noticias, multimedia y contacto.</text:p>
      <text:p text:style-name="P1"/>
      <text:p text:style-name="P1">En todas las páginas la cabecera y el footer son comunes. Para la cabecera se ha usado un navbar de bootstrap. Contiene 4 enlaces, el icono de la web (nos llevará a la página de inicio), noticias, multimedia y contacto. El footer contiene enlaces a cada una de las páginas de la web y enlaces a las redes sociales.</text:p>
      <text:p text:style-name="P1"><draw:frame draw:style-name="fr2" draw:name="gráficos9" text:anchor-type="paragraph" svg:x="0cm" svg:y="0.31cm" svg:width="17cm" svg:height="1.069cm" draw:z-index="8"><draw:image xlink:href="Pictures/200000070000645C0000064FBB62BB5C.svm" xlink:type="simple" xlink:show="embed" xlink:actuate="onLoad"/></draw:frame><draw:frame draw:style-name="fr2" draw:name="gráficos10" text:anchor-type="paragraph" svg:x="0cm" svg:y="1.588cm" svg:width="17cm" svg:height="2.448cm" draw:z-index="9"><draw:image xlink:href="Pictures/20000007000066A200000EC90A08E856.svm" xlink:type="simple" xlink:show="embed" xlink:actuate="onLoad"/></draw:frame></text:p>
      <text:p text:style-name="P1">Todas las página contienen un titulo con el nombre de la sección de la página.</text:p>
      <text:p text:style-name="P1"/>
      <text:p text:style-name="P1">La página inicio contiene una imagen, una descripción de la web y otras dos imágenes en la sección lateral derecha que llevan a las páginas oficiales del juego. Al redimensionar la página la sección lateral pasa a estar debajo de la sección principal. Las dos imágenes de la sección lateral pasan a estar en dos columnas en vez de en una.</text:p>
      <text:p text:style-name="P1"/>
      <text:p text:style-name="P1">La página de noticias muestra una lista de noticias separadas por etiquetas hr. Al final de la lista de noticias se muestra un elemento pagination de bootstrap, con el que se podría cambiar de página para ver más noticias. Cada noticia contiene una imagen, un titulo y una breve descripción. Al final de la descripción hay un link que permitiría acceder a la noticia completa.</text:p>
      <text:p text:style-name="P1"/>
      <text:p text:style-name="P1">En la sección multimedia se pueden ver las imágenes y los vídeos publicados del videojuego. Las imágenes se muestran en un carousel de bootstrap. Los vídeos son iframes en los que se pueden ver vídeos de Youtube. Se han usado las clases de bootstrap para hacer los iframes responsivos.</text:p>
      <text:p text:style-name="P1"/>
      <text:p text:style-name="P1">La sección de contacto ofrece la dirección de contacto acompañada de un mapa de google así como un pequeño formulario que permitiria subcribirse a las noticias de la página web. El iframe del mapa es responsivo usando la misma técnica usada en los vídeos de Youtube.</text:p>
      <text:p text:style-name="P1"><text:soft-page-break/><text:span text:style-name="T1">4. Diseño:</text:span></text:p>
      <text:p text:style-name="P1"/>
      <text:list xml:id="list8706482693886395091" text:style-name="L1">
        <text:list-item>
          <text:p text:style-name="P2">Esquema de colores: A la hora de elegir los colores para la página, se uso un color de base (#363636), que se uso para el fondo de la página. Partiendo de ese color se selecciono la siguiente paleta de colores: <text:a xlink:type="simple" xlink:href="http://paletton.com/#uid=1000u0k006N0hjZ01dF2G02bt0r" text:style-name="Internet_20_link" text:visited-style-name="Visited_20_Internet_20_Link">http://paletton.com/#uid=1000u0k006N0hjZ01dF2G02bt0r</text:a> . Para el texto de la página se selecciono el color más claro de la paleta (#9F9E9E). A continuación se comprobó en <text:a xlink:type="simple" xlink:href="http://webaim.org/resources/contrastchecker/" text:style-name="Internet_20_link" text:visited-style-name="Visited_20_Internet_20_Link">http://webaim.org/resources/contrastchecker/</text:a> el contraste del color seleccionado para el texto con el color de fondo. Como el contraste no era el optimo, se aclaro el color del texto en la misma web hasta conseguir el deseado (#CDCCCC).</text:p>
        </text:list-item>
        <text:list-item>
          <text:p text:style-name="P2">Fuentes: Para realizar la página se seleccionaron dos fuentes de Google Fonts, “Raleway” para el texto de la página y “Passion One” para los títulos. Se incluyen en la página por medio de CDNs. Se ha seleccionado la fuente sans-seriff en el caso de no encontrarse disponibles las fuentes anteriores.</text:p>
        </text:list-item>
        <text:list-item>
          <text:p text:style-name="P2">Se ha aplicado un diseño mobile-first y responsivo a través de columnas gracias a Bootstrap.</text:p>
        </text:list-item>
      </text:list>
      <text:p text:style-name="P1"/>
      <text:p text:style-name="P8">5. Estilos:</text:p>
      <text:p text:style-name="P1"/>
      <text:p text:style-name="P1">Para dar estilo a la página se uso inicialmente un fichero css. El fichero original se llama estilos_original.css. A continuación, se adapto el fichero css a less (estilos.less). A través del comando lessc se compilo el fichero less, dando lugar al fichero estilos.css. Finalmente se minifico el fichero css dando como fichero resultante estilos.min.css, el cual fue usado para dar estilo a la web.</text:p>
      <text:p text:style-name="P1"/>
      <text:p text:style-name="P8">6. Optimización de recursos:</text:p>
      <text:p text:style-name="P1"/>
      <text:list xml:id="list2231324361597287411" text:style-name="L2">
        <text:list-item>
          <text:p text:style-name="P3">Imágenes: Todas las imágenes del proyecto han sido comprimidas usando la web <text:a xlink:type="simple" xlink:href="http://compressjpeg.com/" text:style-name="Internet_20_link" text:visited-style-name="Visited_20_Internet_20_Link">http://compressjpeg.com/</text:a>.</text:p>
        </text:list-item>
        <text:list-item>
          <text:p text:style-name="P3">CSS: El css usado para dar estilo a la página se ha minificado usando la web <text:a xlink:type="simple" xlink:href="https://cssminifier.com/" text:style-name="Internet_20_link" text:visited-style-name="Visited_20_Internet_20_Link">https://cssminifier.com/</text:a> .</text:p>
        </text:list-item>
        <text:list-item>
          <text:p text:style-name="P3">A través de gulp se minificaron el resto de archivos de la web.</text:p>
        </text:list-item>
        <text:list-item>
          <text:p text:style-name="P3">Para los iconos de las redes sociales se ha usado un sprite.</text:p>
        </text:list-item>
      </text:list>
      <text:p text:style-name="P1"/>
      <text:p text:style-name="P1">Para mejorar el rendimiento de la web se siguieron las recomendaciones de Google Page Speed, consiguiendo como resultado final:</text:p>
      <text:p text:style-name="P1"/>
      <text:p text:style-name="P1">Página de inicio (71-85):</text:p>
      <text:p text:style-name="P1"><draw:frame draw:style-name="fr2" draw:name="gráficos2" text:anchor-type="paragraph" svg:x="8.765cm" svg:y="0cm" svg:width="8.2cm" svg:height="3.849cm" draw:z-index="1"><draw:image xlink:href="Pictures/20000007000073F600003D169DA53E1F.svm" xlink:type="simple" xlink:show="embed" xlink:actuate="onLoad"/></draw:frame><draw:frame draw:style-name="fr1" draw:name="gráficos1" text:anchor-type="paragraph" svg:width="8.564cm" svg:height="4.343cm" draw:z-index="0"><draw:image xlink:href="Pictures/20000007000072ED0000413896D5D56C.svm" xlink:type="simple" xlink:show="embed" xlink:actuate="onLoad"/></draw:frame></text:p>
      <text:p text:style-name="P1"/>
      <text:p text:style-name="P1"><text:soft-page-break/>Página de noticias (73-74):</text:p>
      <text:p text:style-name="P1"><draw:frame draw:style-name="fr1" draw:name="gráficos3" text:anchor-type="paragraph" svg:width="8.065cm" svg:height="4.597cm" draw:z-index="2"><draw:image xlink:href="Pictures/2000000700007322000041A2581E6832.svm" xlink:type="simple" xlink:show="embed" xlink:actuate="onLoad"/></draw:frame><draw:frame draw:style-name="fr2" draw:name="gráficos4" text:anchor-type="paragraph" svg:x="8.214cm" svg:y="0cm" svg:width="8.737cm" svg:height="4.597cm" draw:z-index="3"><draw:image xlink:href="Pictures/200000070000735700003CAC42FF529A.svm" xlink:type="simple" xlink:show="embed" xlink:actuate="onLoad"/></draw:frame></text:p>
      <text:p text:style-name="P1"/>
      <text:p text:style-name="P1">Página de multimedia (72-87):</text:p>
      <text:p text:style-name="P1"><draw:frame draw:style-name="fr1" draw:name="gráficos5" text:anchor-type="paragraph" svg:width="8.213cm" svg:height="4.625cm" draw:z-index="4"><draw:image xlink:href="Pictures/200000070000737200004103BD6AC954.svm" xlink:type="simple" xlink:show="embed" xlink:actuate="onLoad"/></draw:frame><draw:frame draw:style-name="fr2" draw:name="gráficos6" text:anchor-type="paragraph" svg:x="8.622cm" svg:y="0cm" svg:width="8.347cm" svg:height="4.406cm" draw:z-index="5"><draw:image xlink:href="Pictures/200000070000735700003CE1734C9A34.svm" xlink:type="simple" xlink:show="embed" xlink:actuate="onLoad"/></draw:frame></text:p>
      <text:p text:style-name="P1"/>
      <text:p text:style-name="P1">Página de contacto (72-87):</text:p>
      <text:p text:style-name="P1"><draw:frame draw:style-name="fr2" draw:name="gráficos8" text:anchor-type="paragraph" svg:x="8.795cm" svg:y="0cm" svg:width="8.193cm" svg:height="4.265cm" draw:z-index="7"><draw:image xlink:href="Pictures/200000070000735700003C0DE354C13E.svm" xlink:type="simple" xlink:show="embed" xlink:actuate="onLoad"/></draw:frame><draw:frame draw:style-name="fr1" draw:name="gráficos7" text:anchor-type="paragraph" svg:width="8.592cm" svg:height="4.681cm" draw:z-index="6"><draw:image xlink:href="Pictures/200000070000732200003EBD6660A924.svm" xlink:type="simple" xlink:show="embed" xlink:actuate="onLoad"/></draw:frame></text:p>
      <text:p text:style-name="P1"/>
      <text:p text:style-name="P8">7. Gestión del proyecto:</text:p>
      <text:p text:style-name="P1"/>
      <text:p text:style-name="P1">Para realizar un control de versiones del proyecto se ha usado GiHub. El enlace al proyecto de GitHub es el siguiente: <text:a xlink:type="simple" xlink:href="https://github.com/ARB95/prbootstrap" text:style-name="Internet_20_link" text:visited-style-name="Visited_20_Internet_20_Link">https://github.com/ARB95/prbootstrap</text:a> </text:p>
      <text:p text:style-name="P1"/>
      <text:p text:style-name="P1"/>
      <text:p text:style-name="P8"/>
      <text:p text:style-name="P12">8. Bibliografía:</text:p>
      <text:p text:style-name="P1"/>
      <text:list xml:id="list4751597801739291879" text:style-name="L3">
        <text:list-item>
          <text:p text:style-name="P4">Página web: <text:a xlink:type="simple" xlink:href="http://albertorus.infenlaces.com/bootstrap/dist/inicio.html" text:style-name="Internet_20_link" text:visited-style-name="Visited_20_Internet_20_Link">http://albertorus.infenlaces.com/bootstrap/dist/inicio.html</text:a> </text:p>
        </text:list-item>
        <text:list-item>
          <text:p text:style-name="P4">Github: <text:a xlink:type="simple" xlink:href="https://github.com/ARB95/prbootstrap" text:style-name="Internet_20_link" text:visited-style-name="Visited_20_Internet_20_Link">https://github.com/ARB95/prbootstrap</text:a> </text:p>
        </text:list-item>
        <text:list-item>
          <text:p text:style-name="P4">Paleta de colores: <text:s/><text:a xlink:type="simple" xlink:href="http://paletton.com/#uid=1000u0k006N0hjZ01dF2G02bt0r" text:style-name="Internet_20_link" text:visited-style-name="Visited_20_Internet_20_Link">http://paletton.com/#uid=1000u0k006N0hjZ01dF2G02bt0r</text:a></text:p>
        </text:list-item>
        <text:list-item>
          <text:p text:style-name="P4">Contraste de colores: <text:a xlink:type="simple" xlink:href="http://webaim.org/resources/contrastchecker/" text:style-name="Internet_20_link" text:visited-style-name="Visited_20_Internet_20_Link">http://webaim.org/resources/contrastchecker/</text:a></text:p>
        </text:list-item>
        <text:list-item>
          <text:p text:style-name="P4">Compresor de imágenes: <text:a xlink:type="simple" xlink:href="http://compressjpeg.com/" text:style-name="Internet_20_link" text:visited-style-name="Visited_20_Internet_20_Link">http://compressjpeg.com/</text:a></text:p>
        </text:list-item>
        <text:list-item>
          <text:p text:style-name="P4">Minificador de CSS: <text:a xlink:type="simple" xlink:href="https://cssminifier.com/" text:style-name="Internet_20_link" text:visited-style-name="Visited_20_Internet_20_Link">https://cssminifier.com/</text:a></text:p>
        </text:list-item>
        <text:list-item>
          <text:p text:style-name="P4">Google Page Speed: <text:a xlink:type="simple" xlink:href="https://developers.google.com/speed/pagespeed/insights/" text:style-name="Internet_20_link" text:visited-style-name="Visited_20_Internet_20_Link">https://developers.google.com/speed/pagespeed/insights/</text:a> </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gency FB" svg:font-family="'Agency FB'" style:font-family-generic="swiss" style:font-pitch="variable"/>
    <style:font-face style:name="Agency FB1" svg:font-family="'Agency FB'" style:font-adornments="Normal"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gency FB1" fo:font-size="14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Alberto Rus Barba – 2º DAW – DIW – Práctica Bootstrap</text:p>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4T18:07:07.82</meta:creation-date>
    <dc:date>2016-03-04T19:36:48.12</dc:date>
    <meta:editing-duration>PT1H13M4S</meta:editing-duration>
    <meta:editing-cycles>13</meta:editing-cycles>
    <meta:generator>OpenOffice/4.1.1$Win32 OpenOffice.org_project/411m6$Build-9775</meta:generator>
    <meta:document-statistic meta:table-count="0" meta:image-count="10" meta:object-count="0" meta:page-count="6" meta:paragraph-count="55" meta:word-count="829" meta:character-count="5098"/>
  </office:meta>
</office:document-meta>
</file>